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fo:color="#000000" fo:font-size="10pt" fo:font-weight="bold" officeooo:rsid="003ed29c" officeooo:paragraph-rsid="0013d894" style:font-size-asian="10pt" style:font-weight-asian="bold" style:font-size-complex="10pt" style:font-weight-complex="bold"/>
    </style:style>
    <style:style style:name="P2" style:family="paragraph" style:parent-style-name="Standard">
      <style:paragraph-properties fo:text-align="justify" style:justify-single-word="false"/>
      <style:text-properties fo:color="#000000" fo:font-size="10pt" officeooo:rsid="003d1af3" officeooo:paragraph-rsid="0013d894" style:font-size-asian="10pt" style:font-size-complex="10pt"/>
    </style:style>
    <style:style style:name="P3" style:family="paragraph" style:parent-style-name="Standard">
      <style:paragraph-properties fo:text-align="justify" style:justify-single-word="false"/>
      <style:text-properties fo:color="#000000" fo:font-size="10pt" officeooo:rsid="0027d1ed" officeooo:paragraph-rsid="0013d894" style:font-size-asian="10pt" style:font-size-complex="10pt"/>
    </style:style>
    <style:style style:name="P4" style:family="paragraph" style:parent-style-name="Standard">
      <style:paragraph-properties fo:text-align="justify" style:justify-single-word="false"/>
      <style:text-properties fo:font-variant="normal" fo:text-transform="none" fo:color="#000000" style:font-name="Roboto" fo:font-size="10pt" fo:letter-spacing="normal" fo:font-style="normal" style:text-underline-style="solid" style:text-underline-width="auto" style:text-underline-color="font-color" fo:font-weight="normal" officeooo:rsid="002e8ce2" officeooo:paragraph-rsid="0013d894" style:font-size-asian="10pt" style:font-weight-asian="bold" style:font-size-complex="10pt" style:font-weight-complex="bold"/>
    </style:style>
    <style:style style:name="P5" style:family="paragraph" style:parent-style-name="Standard">
      <style:paragraph-properties fo:text-align="justify" style:justify-single-word="false"/>
      <style:text-properties fo:font-variant="normal" fo:text-transform="none" fo:color="#000000" style:font-name="Roboto" fo:font-size="10pt" fo:letter-spacing="normal" fo:font-style="normal" fo:font-weight="normal" officeooo:rsid="003ed29c" officeooo:paragraph-rsid="0013d894" style:font-size-asian="10pt" style:font-weight-asian="bold" style:font-size-complex="10pt" style:font-weight-complex="bold"/>
    </style:style>
    <style:style style:name="P6" style:family="paragraph" style:parent-style-name="Standard">
      <style:paragraph-properties fo:text-align="justify" style:justify-single-word="false"/>
      <style:text-properties fo:font-variant="normal" fo:text-transform="none" fo:color="#000000" style:font-name="Roboto" fo:font-size="10pt" fo:letter-spacing="normal" fo:font-style="normal" fo:font-weight="normal" officeooo:rsid="0043025f" officeooo:paragraph-rsid="0013d894" style:font-size-asian="10pt" style:font-weight-asian="bold" style:font-size-complex="10pt" style:font-weight-complex="bold"/>
    </style:style>
    <style:style style:name="P7" style:family="paragraph" style:parent-style-name="Standard">
      <style:paragraph-properties fo:text-align="justify" style:justify-single-word="false"/>
      <style:text-properties fo:font-variant="normal" fo:text-transform="none" fo:color="#000000" style:font-name="Roboto" fo:font-size="10pt" fo:letter-spacing="normal" fo:font-style="normal" fo:font-weight="normal" officeooo:rsid="00359718" officeooo:paragraph-rsid="0013d894" style:font-size-asian="10pt" style:font-weight-asian="bold" style:font-size-complex="10pt" style:font-weight-complex="bold"/>
    </style:style>
    <style:style style:name="P8" style:family="paragraph" style:parent-style-name="Standard">
      <style:paragraph-properties fo:text-align="justify" style:justify-single-word="false"/>
      <style:text-properties fo:font-variant="normal" fo:text-transform="none" fo:color="#000000" style:font-name="Roboto" fo:font-size="10pt" fo:letter-spacing="normal" fo:font-style="normal" fo:font-weight="normal" officeooo:rsid="002a7afe" officeooo:paragraph-rsid="0013d894" style:font-size-asian="10pt" style:font-size-complex="10pt"/>
    </style:style>
    <style:style style:name="P9" style:family="paragraph" style:parent-style-name="Standard">
      <style:paragraph-properties fo:text-align="justify" style:justify-single-word="false"/>
      <style:text-properties fo:font-variant="normal" fo:text-transform="none" fo:color="#000000" style:font-name="Roboto" fo:font-size="10pt" fo:letter-spacing="normal" fo:font-style="normal" fo:font-weight="normal" officeooo:rsid="0043025f" officeooo:paragraph-rsid="0013d894" style:font-size-asian="10pt" style:font-size-complex="10pt"/>
    </style:style>
    <style:style style:name="P10" style:family="paragraph" style:parent-style-name="Standard">
      <style:paragraph-properties fo:text-align="justify" style:justify-single-word="false"/>
      <style:text-properties fo:font-variant="normal" fo:text-transform="none" fo:color="#000000" style:font-name="Roboto" fo:font-size="10pt" fo:letter-spacing="normal" fo:font-style="normal" fo:font-weight="normal" officeooo:rsid="00437f0f" officeooo:paragraph-rsid="0013d894" style:font-size-asian="10pt" style:font-size-complex="10pt"/>
    </style:style>
    <style:style style:name="P11" style:family="paragraph" style:parent-style-name="Standard">
      <style:paragraph-properties fo:text-align="justify" style:justify-single-word="false"/>
      <style:text-properties fo:font-variant="normal" fo:text-transform="none" fo:color="#000000" style:font-name="Roboto" fo:font-size="10pt" fo:letter-spacing="normal" fo:font-style="normal" fo:font-weight="normal" officeooo:rsid="002a7afe" officeooo:paragraph-rsid="0013d894"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fo:font-variant="normal" fo:text-transform="none" fo:color="#000000" style:font-name="Roboto" fo:font-size="10pt" fo:letter-spacing="normal" fo:font-style="normal" fo:font-weight="normal" officeooo:rsid="00437f0f" officeooo:paragraph-rsid="0013d894"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fo:font-variant="normal" fo:text-transform="none" fo:color="#000000" style:font-name="Roboto" fo:font-size="10pt" fo:letter-spacing="normal" fo:font-style="normal" fo:font-weight="normal" officeooo:rsid="0044d5ed" officeooo:paragraph-rsid="0013d894" style:font-size-asian="10pt" style:font-weight-asian="normal" style:font-size-complex="10pt" style:font-weight-complex="normal"/>
    </style:style>
    <style:style style:name="P14" style:family="paragraph" style:parent-style-name="Standard">
      <style:paragraph-properties fo:text-align="justify" style:justify-single-word="false"/>
      <style:text-properties fo:font-size="10pt" officeooo:paragraph-rsid="00143fa7" style:font-size-asian="10pt" style:font-size-complex="10pt"/>
    </style:style>
    <style:style style:name="P15" style:family="paragraph" style:parent-style-name="Standard">
      <style:paragraph-properties fo:text-align="justify" style:justify-single-word="false"/>
      <style:text-properties fo:font-variant="normal" fo:text-transform="none" fo:color="#000000" style:font-name="Roboto" fo:font-size="10pt" fo:letter-spacing="normal" fo:font-style="normal" fo:font-weight="normal" officeooo:rsid="00437f0f" officeooo:paragraph-rsid="0013d894"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fo:font-variant="normal" fo:text-transform="none" fo:color="#333333" style:font-name="Roboto" fo:font-size="10pt" fo:letter-spacing="normal" fo:font-style="normal" fo:font-weight="normal" officeooo:rsid="0013d894" officeooo:paragraph-rsid="0013d894" style:font-size-asian="10pt" style:font-size-complex="10pt"/>
    </style:style>
    <style:style style:name="P17" style:family="paragraph" style:parent-style-name="Standard">
      <style:paragraph-properties fo:text-align="justify" style:justify-single-word="false"/>
      <style:text-properties fo:font-variant="normal" fo:text-transform="none" fo:color="#ffffff" style:font-name="Roboto" fo:font-size="10pt" fo:letter-spacing="normal" fo:font-style="normal" fo:font-weight="normal" officeooo:rsid="003ffe47" officeooo:paragraph-rsid="0013d894"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fo:font-variant="normal" fo:text-transform="none" fo:color="#ffffff" style:font-name="Roboto" fo:font-size="10pt" fo:letter-spacing="normal" fo:font-style="normal" fo:font-weight="normal" officeooo:rsid="002a7afe" officeooo:paragraph-rsid="0013d894" fo:background-color="transparent" style:font-size-asian="10pt" style:font-weight-asian="normal" style:font-size-complex="10pt" style:font-weight-complex="normal"/>
    </style:style>
    <style:style style:name="P19" style:family="paragraph" style:parent-style-name="Text_20_body">
      <style:paragraph-properties fo:text-align="center" style:justify-single-word="false"/>
      <style:text-properties fo:font-variant="normal" fo:text-transform="none" fo:color="#000000" style:font-name="Arial" fo:font-size="14pt" fo:letter-spacing="normal" fo:font-style="normal" style:text-underline-style="solid" style:text-underline-width="auto" style:text-underline-color="font-color" fo:font-weight="normal" officeooo:rsid="004655fa" officeooo:paragraph-rsid="0013d894" fo:background-color="transparent" style:font-size-asian="10pt" style:font-weight-asian="normal" style:font-size-complex="10pt" style:font-weight-complex="normal"/>
    </style:style>
    <style:style style:name="P20" style:family="paragraph" style:parent-style-name="Text_20_body">
      <style:paragraph-properties fo:text-align="justify" style:justify-single-word="false"/>
      <style:text-properties fo:font-size="9pt" style:font-size-asian="9pt" style:font-size-complex="9pt"/>
    </style:style>
    <style:style style:name="P21" style:family="paragraph" style:parent-style-name="Text_20_body">
      <style:paragraph-properties fo:text-align="justify" style:justify-single-word="false"/>
      <style:text-properties fo:font-size="7pt" style:font-size-asian="7pt" style:font-size-complex="7pt"/>
    </style:style>
    <style:style style:name="P2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3pt" fo:font-style="normal" style:text-underline-style="none" fo:font-weight="normal" style:text-blinking="false" fo:background-color="#ffff00"/>
    </style:style>
    <style:style style:name="P2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4" style:family="paragraph" style:parent-style-name="Text_20_body">
      <style:paragraph-properties fo:margin-top="0cm" fo:margin-bottom="0cm" loext:contextual-spacing="false" fo:line-height="138%" style:writing-mode="lr-tb"/>
      <style:text-properties fo:font-weight="normal"/>
    </style:style>
    <style:style style:name="P25" style:family="paragraph" style:parent-style-name="Text_20_body">
      <style:paragraph-properties fo:margin-top="0.423cm" fo:margin-bottom="0.423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26" style:family="paragraph" style:parent-style-name="Text_20_body">
      <style:paragraph-properties fo:margin-top="0.423cm" fo:margin-bottom="0.423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7" style:family="paragraph" style:parent-style-name="Text_20_body">
      <style:paragraph-properties fo:margin-top="0.423cm" fo:margin-bottom="0.423cm" loext:contextual-spacing="false" fo:line-height="138%" style:writing-mode="lr-tb"/>
      <style:text-properties fo:font-weight="normal"/>
    </style:style>
    <style:style style:name="T1" style:family="text">
      <style:text-properties fo:font-variant="normal" fo:text-transform="none" style:font-name="Roboto" fo:letter-spacing="normal" fo:font-style="normal" fo:font-weight="normal"/>
    </style:style>
    <style:style style:name="T2" style:family="text">
      <style:text-properties fo:font-variant="normal" fo:text-transform="none" style:font-name="Roboto" fo:letter-spacing="normal" fo:font-style="normal" fo:font-weight="normal" style:font-weight-asian="normal" style:font-weight-complex="normal"/>
    </style:style>
    <style:style style:name="T3" style:family="text">
      <style:text-properties fo:font-variant="normal" fo:text-transform="none" style:font-name="Roboto" fo:letter-spacing="normal" fo:font-style="normal" fo:font-weight="normal" officeooo:rsid="002a7afe" style:font-weight-asian="normal" style:font-weight-complex="normal"/>
    </style:style>
    <style:style style:name="T4" style:family="text">
      <style:text-properties fo:font-variant="normal" fo:text-transform="none" style:font-name="Roboto" fo:letter-spacing="normal" fo:font-style="normal" fo:font-weight="normal" officeooo:rsid="003ffe47" style:font-weight-asian="normal" style:font-weight-complex="normal"/>
    </style:style>
    <style:style style:name="T5" style:family="text">
      <style:text-properties fo:font-variant="normal" fo:text-transform="none" style:font-name="Roboto" fo:letter-spacing="normal" fo:font-style="normal" fo:font-weight="normal" officeooo:rsid="0013d894" style:font-weight-asian="normal" style:font-weight-complex="normal"/>
    </style:style>
    <style:style style:name="T6" style:family="text">
      <style:text-properties fo:font-variant="normal" fo:text-transform="none" style:font-name="Roboto" fo:letter-spacing="normal" fo:font-style="normal" fo:font-weight="normal" officeooo:rsid="0027d1ed" style:font-weight-asian="normal" style:font-weight-complex="normal"/>
    </style:style>
    <style:style style:name="T7" style:family="text">
      <style:text-properties fo:font-variant="normal" fo:text-transform="none" style:font-name="Roboto" fo:letter-spacing="normal" fo:font-style="normal" fo:font-weight="normal" officeooo:rsid="002c65c5" style:font-weight-asian="normal" style:font-weight-complex="normal"/>
    </style:style>
    <style:style style:name="T8" style:family="text">
      <style:text-properties fo:font-variant="normal" fo:text-transform="none" style:font-name="Roboto" fo:letter-spacing="normal" fo:font-style="normal" fo:font-weight="normal" officeooo:rsid="003ed29c" style:font-weight-asian="normal" style:font-weight-complex="normal"/>
    </style:style>
    <style:style style:name="T9" style:family="text">
      <style:text-properties fo:font-variant="normal" fo:text-transform="none" style:font-name="Roboto" fo:letter-spacing="normal" fo:font-style="normal" fo:font-weight="normal" officeooo:rsid="003d1af3" style:font-weight-asian="normal" style:font-weight-complex="normal"/>
    </style:style>
    <style:style style:name="T10" style:family="text">
      <style:text-properties fo:font-variant="normal" fo:text-transform="none" style:font-name="Roboto" fo:letter-spacing="normal" fo:font-style="normal" fo:font-weight="normal" officeooo:rsid="0027d1ed"/>
    </style:style>
    <style:style style:name="T11" style:family="text">
      <style:text-properties fo:font-variant="normal" fo:text-transform="none" style:font-name="Roboto" fo:letter-spacing="normal" fo:font-style="normal" fo:font-weight="normal" officeooo:rsid="002e8ce2"/>
    </style:style>
    <style:style style:name="T12" style:family="text">
      <style:text-properties fo:font-variant="normal" fo:text-transform="none" style:font-name="Roboto" fo:letter-spacing="normal" fo:font-style="normal" fo:font-weight="normal" officeooo:rsid="00437f0f"/>
    </style:style>
    <style:style style:name="T13" style:family="text">
      <style:text-properties fo:font-variant="normal" fo:text-transform="none" style:font-name="Roboto" fo:letter-spacing="normal" fo:font-style="normal" fo:font-weight="bold" style:font-weight-asian="bold" style:font-weight-complex="bold"/>
    </style:style>
    <style:style style:name="T14" style:family="text">
      <style:text-properties fo:font-variant="normal" fo:text-transform="none" style:font-name="Roboto" fo:letter-spacing="normal" fo:font-style="normal" fo:font-weight="bold" officeooo:rsid="002a7afe" style:font-weight-asian="bold" style:font-weight-complex="bold"/>
    </style:style>
    <style:style style:name="T15" style:family="text">
      <style:text-properties fo:font-variant="normal" fo:text-transform="none" fo:color="#000000" style:font-name="Roboto" fo:font-size="10.5pt" fo:letter-spacing="normal" fo:font-style="normal" fo:font-weight="normal" officeooo:rsid="002a7afe" fo:background-color="transparent" loext:char-shading-value="0" style:font-size-asian="9.14999961853027pt" style:font-weight-asian="normal" style:font-size-complex="10.5pt" style:font-weight-complex="normal"/>
    </style:style>
    <style:style style:name="T16" style:family="text">
      <style:text-properties fo:font-variant="normal" fo:text-transform="none" fo:color="#000000" style:font-name="Roboto" fo:font-size="10.5pt" fo:letter-spacing="normal" fo:font-style="normal" fo:font-weight="normal" officeooo:rsid="00143fa7" fo:background-color="transparent" loext:char-shading-value="0" style:font-size-asian="9.14999961853027pt" style:font-weight-asian="normal" style:font-size-complex="10.5pt" style:font-weight-complex="normal"/>
    </style:style>
    <style:style style:name="T17" style:family="text">
      <style:text-properties fo:font-variant="normal" fo:text-transform="none" fo:color="#000000" style:font-name="Roboto" fo:letter-spacing="normal" fo:font-style="normal" fo:font-weight="normal" officeooo:rsid="002a7afe"/>
    </style:style>
    <style:style style:name="T18" style:family="text">
      <style:text-properties fo:font-variant="normal" fo:text-transform="none" fo:color="#000000" style:font-name="Roboto" fo:letter-spacing="normal" fo:font-style="normal" fo:font-weight="normal" officeooo:rsid="003ffe47"/>
    </style:style>
    <style:style style:name="T19" style:family="text">
      <style:text-properties fo:font-variant="normal" fo:text-transform="none" fo:color="#000000" style:font-name="Roboto" fo:letter-spacing="normal" fo:font-style="normal" fo:font-weight="normal" officeooo:rsid="00341491"/>
    </style:style>
    <style:style style:name="T20" style:family="text">
      <style:text-properties fo:font-variant="normal" fo:text-transform="none" fo:color="#000000" style:font-name="Roboto" fo:letter-spacing="normal" fo:font-style="normal" fo:font-weight="normal" officeooo:rsid="0013d894"/>
    </style:style>
    <style:style style:name="T21" style:family="text">
      <style:text-properties fo:font-variant="normal" fo:text-transform="none" fo:color="#000000" style:font-name="Roboto" fo:letter-spacing="normal" fo:font-style="normal" fo:font-weight="normal" officeooo:rsid="00143fa7"/>
    </style:style>
    <style:style style:name="T22" style:family="text">
      <style:text-properties fo:font-variant="normal" fo:text-transform="none" fo:color="#000000" style:font-name="Roboto" fo:letter-spacing="normal" fo:font-style="normal" fo:font-weight="normal" officeooo:rsid="004655fa" fo:background-color="transparent" loext:char-shading-value="0" style:font-weight-asian="normal" style:font-weight-complex="normal"/>
    </style:style>
    <style:style style:name="T23" style:family="text">
      <style:text-properties fo:font-variant="normal" fo:text-transform="none" fo:color="#000000" style:font-name="Roboto" fo:letter-spacing="normal" fo:font-style="normal" fo:font-weight="bold" officeooo:rsid="003ffe47" style:font-weight-asian="bold" style:font-weight-complex="bold"/>
    </style:style>
    <style:style style:name="T24" style:family="text">
      <style:text-properties fo:font-variant="normal" fo:text-transform="none" fo:color="#000000" style:font-name="Roboto" fo:font-size="10pt" fo:letter-spacing="normal" fo:font-style="normal" fo:font-weight="normal" officeooo:rsid="004655fa" fo:background-color="transparent" loext:char-shading-value="0" style:font-size-asian="10pt" style:font-weight-asian="normal" style:font-size-complex="10pt" style:font-weight-complex="normal"/>
    </style:style>
    <style:style style:name="T25" style:family="text">
      <style:text-properties fo:font-variant="normal" fo:text-transform="none" fo:color="#000000" style:font-name="Roboto" fo:font-size="7pt" fo:letter-spacing="normal" fo:font-style="normal" fo:font-weight="normal" officeooo:rsid="004655fa" fo:background-color="transparent" loext:char-shading-value="0" style:font-size-asian="7pt" style:font-weight-asian="normal" style:font-size-complex="7pt" style:font-weight-complex="normal"/>
    </style:style>
    <style:style style:name="T26"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7" style:family="text">
      <style:text-properties fo:font-variant="normal" fo:text-transform="none" fo:color="#000000" style:text-line-through-style="none" style:text-line-through-type="none" style:font-name="Arial" fo:font-size="7pt" fo:font-style="normal" style:text-underline-style="none" style:text-blinking="false" fo:background-color="transparent" loext:char-shading-value="0"/>
    </style:style>
    <style:style style:name="T2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9" style:family="text">
      <style:text-properties fo:font-variant="normal" fo:text-transform="none" fo:color="#000000" style:text-line-through-style="none" style:text-line-through-type="none" style:font-name="Roboto" fo:font-size="10pt" fo:letter-spacing="normal" fo:font-style="normal" style:text-underline-style="none" fo:font-weight="normal" officeooo:rsid="004655fa" style:text-blinking="false" fo:background-color="transparent" loext:char-shading-value="0" style:font-size-asian="10pt" style:font-weight-asian="normal" style:font-size-complex="10pt" style:font-weight-complex="normal"/>
    </style:style>
    <style:style style:name="T30" style:family="text">
      <style:text-properties officeooo:rsid="0013d894"/>
    </style:style>
    <style:style style:name="T31" style:family="text">
      <style:text-properties officeooo:rsid="00437f0f"/>
    </style:style>
    <style:style style:name="T32" style:family="text">
      <style:text-properties fo:font-weight="bold" style:font-weight-asian="bold" style:font-weight-complex="bold"/>
    </style:style>
    <style:style style:name="T33" style:family="text">
      <style:text-properties fo:font-weight="bold" officeooo:rsid="002a7afe" style:font-weight-asian="bold" style:font-weight-complex="bold"/>
    </style:style>
    <style:style style:name="T34" style:family="text">
      <style:text-properties fo:font-weight="bold" officeooo:rsid="004655fa" style:font-weight-asian="bold" style:font-weight-complex="bold"/>
    </style:style>
    <style:style style:name="T35" style:family="text">
      <style:text-properties fo:font-weight="bold" officeooo:rsid="00437f0f"/>
    </style:style>
    <style:style style:name="T36" style:family="text">
      <style:text-properties style:font-weight-asian="normal" style:font-weight-complex="normal"/>
    </style:style>
    <style:style style:name="T37" style:family="text">
      <style:text-properties officeooo:rsid="00437f0f" style:font-weight-asian="normal" style:font-weight-complex="normal"/>
    </style:style>
    <style:style style:name="T38" style:family="text">
      <style:text-properties officeooo:rsid="00341491" style:font-weight-asian="normal" style:font-weight-complex="normal"/>
    </style:style>
    <style:style style:name="T39" style:family="text">
      <style:text-properties officeooo:rsid="00143fa7" style:font-weight-asian="normal" style:font-weight-complex="normal"/>
    </style:style>
    <style:style style:name="T40" style:family="text">
      <style:text-properties officeooo:rsid="002a7afe"/>
    </style:style>
    <style:style style:name="T41" style:family="text">
      <style:text-properties officeooo:rsid="0044d5ed"/>
    </style:style>
    <style:style style:name="T42" style:family="text">
      <style:text-properties fo:background-color="transparent" loext:char-shading-value="0"/>
    </style:style>
    <style:style style:name="T43" style:family="text">
      <style:text-properties officeooo:rsid="00143fa7" fo:background-color="transparent" loext:char-shading-value="0"/>
    </style:style>
    <style:style style:name="T44" style:family="text">
      <style:text-properties officeooo:rsid="004655fa"/>
    </style:style>
    <style:style style:name="T45" style:family="text">
      <style:text-properties officeooo:rsid="00143fa7"/>
    </style:style>
    <style:style style:name="T46" style:family="text">
      <style:text-properties style:text-underline-style="solid" style:text-underline-width="auto" style:text-underline-color="font-color"/>
    </style:style>
    <style:style style:name="T47" style:family="text">
      <style:text-properties style:text-underline-style="solid" style:text-underline-width="auto" style:text-underline-color="font-color" officeooo:rsid="0044d5ed"/>
    </style:style>
    <style:style style:name="T48" style:family="text">
      <style:text-properties style:text-underline-style="solid" style:text-underline-width="auto" style:text-underline-color="font-color"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docs-internal-guid-bd5f93de-7fff-c25f-8cc8-b0cfd5854663"/>Tarea 8 - Equipos con User Stories</text:p>
      <text:p text:style-name="Text_20_body"/>
      <text:p text:style-name="P22">Ejercicio 2: Caso Práctico – Taxi Mobile: Sistema web mobile para seguimiento de taxis</text:p>
      <text:p text:style-name="P25">Presentación del Caso de Estudio</text:p>
      <text:p text:style-name="P23">Objetivo: Desarrollar un producto de software para Smart phones, donde los pasajeros de taxis puedan solicitar el taxi más cercando y saber su ubicación y demora en todo momento.</text:p>
      <text:p text:style-name="P23">Para eso debemos definir los roles y las historias de usuario basándonos en la siguiente entrevista hecha por nuestro grupo al Product Owner - Todo el equipo es DEVELOPMENT TEAM !!!</text:p>
      <text:p text:style-name="P26">A continuación, se transcribe parte de la entrevista realizada al experto en el dominio:</text:p>
      <text:p text:style-name="P26">Product Owner (PO): ¿La idea es que el pasajero pueda llamar a una central sabiendo dónde está el taxi que va a pedir? ¿Cómo pide un taxi el pasajero?</text:p>
      <text:p text:style-name="P23">Experto en el Dominio (ED): El pasajero debe ingresar a la aplicación, la cual activará el sistema de posicionamiento. El sistema detecta dónde está el pasajero y le muestra los 5 taxis más próximos a su ubicación, visualizados en un mapa, e informa ubicación, distancia y tiempo estimado. El pasajero selecciona el taxi deseado y esta acción envía una notificación a la central de taxis y al taxista a su celular. De esta forma ambos identifican el pedido de un móvil, y el taxista puede saber a dónde está el pasajero</text:p>
      <text:p text:style-name="P23">PO: ¿Y cómo sabe el taxista quién es el pasajero?</text:p>
      <text:p text:style-name="Text_20_body"/>
      <text:p text:style-name="P23">ED: Cuando se instala la aplicación en el celular se pedirán los datos mínimos para registrarlo como usuario. Estos datos se pueden obtener de Facebook y el número de celular del mismo aparato donde se instala la aplicación.</text:p>
      <text:p text:style-name="P24"><text:span text:style-name="T26">PO: ¿Y los taxistas cómo trabajan con esta aplicación?</text:span><text:span text:style-name="T28"> </text:span></text:p>
      <text:p text:style-name="P26">ED: Como taxista también es necesario instalar una aplicación en su celular. El taxista debe estar registrado en una central que haya contratado el servicio de taxi-mobile. Cuando instale la aplicación se solicitarán sus datos identificatorios como taxista y de su móvil (nro. de taxi y dominio), y la selección de la central a la que pertenece. La aplicación también utiliza el sistema de posicionamiento que tiene el teléfono, para poder informar en qué lugar se encuentra el taxista.</text:p>
      <text:p text:style-name="P23">PO: ¿Si estoy entendiendo bien, tanto el pasajero como el taxista deben contar con un Smart Phone con sistema de posicionamiento para que la aplicación funcione?</text:p>
      <text:p text:style-name="P23">ED: Así es, sino la aplicación no puede ubicar al taxi ni al pasajero.</text:p>
      <text:p text:style-name="P26">PO: ¿Y una vez que el pasajero sube al taxi, cómo se indica que ya está en viaje? </text:p>
      <text:p text:style-name="Text_20_body"><text:soft-page-break/><text:line-break/><text:bookmark text:name="docs-internal-guid-f941c37d-7fff-f130-a86c-545322c386b2"/><text:span text:style-name="T29">ED: El taxista debe asentar esto en la aplicación con la opción correspondiente. De esta forma la central está al tanto de la situación. Igualmente, cuando el pasajero descienda el taxista debe indicarlo, para que el taxi quede libre en la aplicación, y se muestre a un próximo pasajero.</text:span></text:p>
      <text:p text:style-name="P23">PO: ¿La aplicación sólo muestra taxis libres?</text:p>
      <text:p text:style-name="P26">ED: A los pasajeros sí, en la central se pueden ver con distintos colores los taxis ocupados, los libres y los que están fuera de servicio.</text:p>
      <text:p text:style-name="P26">PO: ¿Y la aplicación para la central también es mobile?</text:p>
      <text:p text:style-name="P26">ED: No, debería ser una aplicación web.</text:p>
      <text:p text:style-name="P27"><text:span text:style-name="T26">PO: ¿La idea es que la aplicación del pasajero y del taxista sean con touch screen</text:span><text:span text:style-name="T27">1</text:span><text:span text:style-name="T26">?</text:span></text:p>
      <text:p text:style-name="P23">ED: y los elementos centrales de la aplicación son el mapa y el taxi. Siempre a través de la selección del taxi se indicarán las acciones que quieren realizarse, como llamarlo, indicar que está ocupado, que está libre, tanto por parte del pasajero como del taxista. </text:p>
      <text:p text:style-name="Text_20_body"><text:line-break/></text:p>
      <text:p text:style-name="Text_20_body"><text:span text:style-name="T24"/></text:p>
      <text:p text:style-name="Text_20_body"><text:span text:style-name="T24"/></text:p>
      <text:p text:style-name="Text_20_body"><text:span text:style-name="T24"/></text:p>
      <text:p text:style-name="Text_20_body"><text:span text:style-name="T24"/></text:p>
      <text:p text:style-name="Text_20_body"><text:span text:style-name="T24"/></text:p>
      <text:p text:style-name="Text_20_body"><text:span text:style-name="T24"/></text:p>
      <text:p text:style-name="Text_20_body"><text:span text:style-name="T24"/></text:p>
      <text:p text:style-name="Text_20_body"><text:span text:style-name="T24"/></text:p>
      <text:p text:style-name="Text_20_body"><text:span text:style-name="T24"/></text:p>
      <text:p text:style-name="Text_20_body"><text:span text:style-name="T24"/></text:p>
      <text:p text:style-name="Text_20_body"><text:span text:style-name="T24"/></text:p>
      <text:p text:style-name="Text_20_body"><text:span text:style-name="T24"/></text:p>
      <text:p text:style-name="Text_20_body"><text:span text:style-name="T24"/></text:p>
      <text:p text:style-name="Text_20_body"><text:span text:style-name="T24"/></text:p>
      <text:p text:style-name="Text_20_body"><text:span text:style-name="T24"/></text:p>
      <text:p text:style-name="Text_20_body"><text:span text:style-name="T24"/></text:p>
      <text:p text:style-name="Text_20_body"><text:span text:style-name="T24"/></text:p>
      <text:p text:style-name="P20"><text:soft-page-break/><text:span text:style-name="T22">Historia de Usuario -&amp;gt;</text:span></text:p>
      <text:p text:style-name="P20"><text:span text:style-name="T22">“Como pasajero necesito una aplicación que,</text:span></text:p>
      <text:p text:style-name="P20"><text:span text:style-name="T22">cualquier día, hora y lugar, me permita solicitar un</text:span></text:p>
      <text:p text:style-name="P20"><text:span text:style-name="T22">taxi y que me diga cuanto tardo en llegar hasta mi</text:span></text:p>
      <text:p text:style-name="P20"><text:span text:style-name="T22">destino y el monto final”</text:span></text:p>
      <text:p text:style-name="P20"><text:span text:style-name="T22"/></text:p>
      <text:p text:style-name="P21"><text:span text:style-name="T22">Requerimientos:</text:span></text:p>
      <text:p text:style-name="P21"><text:span text:style-name="T22">0- Registrar al Pasajero</text:span></text:p>
      <text:p text:style-name="P21"><text:span text:style-name="T22">1- Opción de registro con Facebook mediante un</text:span></text:p>
      <text:p text:style-name="P21"><text:span text:style-name="T22">botón</text:span></text:p>
      <text:p text:style-name="P21"><text:span text:style-name="T22">2- Detectar la geolocalización mediante el GPS del</text:span></text:p>
      <text:p text:style-name="P21"><text:span text:style-name="T22">dispositivo.</text:span></text:p>
      <text:p text:style-name="P21"><text:span text:style-name="T22">3-Solicitar dirección del Pasajero de forma</text:span></text:p>
      <text:p text:style-name="P21"><text:span text:style-name="T22">manual en caso de no estar conectado desde un</text:span></text:p>
      <text:p text:style-name="P21"><text:span text:style-name="T22">Smart Phone.</text:span></text:p>
      <text:p text:style-name="P21"><text:span text:style-name="T22">4-Generar un id para el usuario.</text:span></text:p>
      <text:p text:style-name="P21"><text:span text:style-name="T22">5- Solicitar medio de pago</text:span></text:p>
      <text:p text:style-name="P21"><text:span text:style-name="T22">6-Solicitar dirección de destino</text:span></text:p>
      <text:p text:style-name="P21"><text:span text:style-name="T22">7- Mostrar cinco taxis disponibles</text:span></text:p>
      <text:p text:style-name="P21"><text:span text:style-name="T22">8- Mostrar Ubicación de los vehículos más</text:span></text:p>
      <text:p text:style-name="P21"><text:span text:style-name="T22">cercanos</text:span></text:p>
      <text:p text:style-name="P21"><text:span text:style-name="T22">9- Mostrar tiempo de demora</text:span></text:p>
      <text:p text:style-name="P21"><text:span text:style-name="T22">10- Mostrar valor del viaje</text:span></text:p>
      <text:p text:style-name="P21"><text:span text:style-name="T22">11- Solicitar confirmación del viaje mostrando los</text:span></text:p>
      <text:p text:style-name="P21"><text:span text:style-name="T22">datos ingresados</text:span></text:p>
      <text:p text:style-name="P21"><text:span text:style-name="T22">12- Mostrar datos del chofer</text:span></text:p>
      <text:p text:style-name="P21"><text:span text:style-name="T22">13- Mostrar mapa de recorrido</text:span></text:p>
      <text:p text:style-name="P21"><text:span text:style-name="T22">14- Califica al chofer cuando llega al destino</text:span></text:p>
      <text:p text:style-name="P20"><text:span text:style-name="T22"/></text:p>
      <text:p text:style-name="P20"><text:span text:style-name="T22">Historia de Usuario -&amp;gt;</text:span></text:p>
      <text:p text:style-name="P20"><text:span text:style-name="T22">“Como chofer quiero una aplicación que indique</text:span></text:p>
      <text:p text:style-name="P20"><text:span text:style-name="T22">los datos del pasajero, la ubicación y el destino.</text:span></text:p>
      <text:p text:style-name="P20"><text:span text:style-name="T22">Así mismo que la geo-localice y me indique la ruta</text:span></text:p>
      <text:p text:style-name="P20"><text:span text:style-name="T22">más rápida para llegar al destino.”</text:span></text:p>
      <text:p text:style-name="P20"><text:span text:style-name="T22"/></text:p>
      <text:p text:style-name="P20"><text:span text:style-name="T22">1</text:span><text:span text:style-name="T25">- Registrar datos del chofer y vehículo.</text:span></text:p>
      <text:p text:style-name="P21"><text:span text:style-name="T22">2- Botón de Conectar Enviar (Operativo, en viaje).</text:span></text:p>
      <text:p text:style-name="P21"><text:span text:style-name="T22">3- Mostrar forma de pago.</text:span></text:p>
      <text:p text:style-name="P21"><text:span text:style-name="T22">4- Confirmar si acepta el viaje.</text:span></text:p>
      <text:p text:style-name="P21"><text:span text:style-name="T22">5- Mostrar datos de del pasajero</text:span></text:p>
      <text:p text:style-name="P21"><text:span text:style-name="T22">6- Mostrar ubicación del pasajero</text:span></text:p>
      <text:p text:style-name="P21"><text:span text:style-name="T22">7- Mostrar destino del pasajero</text:span></text:p>
      <text:p text:style-name="P21"><text:soft-page-break/><text:span text:style-name="T22">8-Boton para viaje finalizado</text:span></text:p>
      <text:p text:style-name="P21"><text:span text:style-name="T22">9-Mostrar Liquidación del viaje.</text:span></text:p>
      <text:p text:style-name="P21"><text:span text:style-name="T22">10-Mostrar ganancias totales.</text:span></text:p>
      <text:p text:style-name="P21"><text:span text:style-name="T22"/></text:p>
      <text:p text:style-name="P20"><text:span text:style-name="T22">Historias de Usuario -&amp;gt;</text:span></text:p>
      <text:p text:style-name="P20"><text:span text:style-name="T22">“Como central quiero que la aplicación, registre a</text:span></text:p>
      <text:p text:style-name="P20"><text:span text:style-name="T22">los choferes, registre a los pasajeros, muestre por</text:span></text:p>
      <text:p text:style-name="P20"><text:span text:style-name="T22">colores los vehículos que están disponibles,</text:span></text:p>
      <text:p text:style-name="P20"><text:span text:style-name="T22">ocupados y no operativos, muestre los datos del</text:span></text:p>
      <text:p text:style-name="P20"><text:span text:style-name="T22">chofer al pasajero, muestre los datos del pasajero</text:span></text:p>
      <text:p text:style-name="P20"><text:span text:style-name="T22">al chofer, con la ubicación en el mapa, muestre el</text:span></text:p>
      <text:p text:style-name="P20"><text:span text:style-name="T22">tiempo de demora, y el destino del pasajero”</text:span></text:p>
      <text:p text:style-name="P20"><text:span text:style-name="T22"/></text:p>
      <text:p text:style-name="P21"><text:span text:style-name="T22">1- Registrar chofer</text:span></text:p>
      <text:p text:style-name="P21"><text:span text:style-name="T22">2- Registrar vehículo</text:span></text:p>
      <text:p text:style-name="P21"><text:span text:style-name="T22">3- Registra la ubicación del chofer</text:span></text:p>
      <text:p text:style-name="P21"><text:span text:style-name="T22">4- Genera un id</text:span></text:p>
      <text:p text:style-name="P21"><text:span text:style-name="T22">5- Mostrar estado del vehículo</text:span></text:p>
      <text:p text:style-name="P21"><text:span text:style-name="T22">6- Los vehículos que están fuera de circulación,</text:span></text:p>
      <text:p text:style-name="P21"><text:span text:style-name="T22">mostrarlos en rojo.</text:span></text:p>
      <text:p text:style-name="P21"><text:span text:style-name="T22">7- Los vehículos ocupados en amarillo.</text:span></text:p>
      <text:p text:style-name="P21"><text:span text:style-name="T22">8- Los vehículos libres en verde.</text:span></text:p>
      <text:p text:style-name="P21"><text:span text:style-name="T22">9- Registrar pasajero</text:span></text:p>
      <text:p text:style-name="P21"><text:span text:style-name="T22">10-Registrar ubicación del pasajero</text:span></text:p>
      <text:p text:style-name="P21"><text:span text:style-name="T22">11-Registrar destino del pasajero</text:span></text:p>
      <text:p text:style-name="P21"><text:span text:style-name="T22">12- Comprueba la verificación del destino, si el</text:span></text:p>
      <text:p text:style-name="P21"><text:span text:style-name="T22">destino existe el programa prosigue, si no, genera</text:span></text:p>
      <text:p text:style-name="P21"><text:span text:style-name="T22">un error, informa y vuelve a solicitar el destino al</text:span></text:p>
      <text:p text:style-name="P21"><text:span text:style-name="T22">usuario.</text:span></text:p>
      <text:p text:style-name="P21"><text:span text:style-name="T22">13-Enviar datos del pasajero al chofer</text:span></text:p>
      <text:p text:style-name="P21"><text:span text:style-name="T22">14- Enviar datos del chofer al pasajero</text:span></text:p>
      <text:p text:style-name="P21"><text:span text:style-name="T22">15- Monto y forma de pago.</text:span></text:p>
      <text:p text:style-name="P21"><text:span text:style-name="T22"/></text:p>
      <text:p text:style-name="P21"><text:span text:style-name="T22"/></text:p>
      <text:p text:style-name="P21"><text:span text:style-name="T22"/></text:p>
      <text:p text:style-name="P21"><text:span text:style-name="T22"/></text:p>
      <text:p text:style-name="P21"><text:span text:style-name="T22"/></text:p>
      <text:p text:style-name="P21"><text:span text:style-name="T22"/></text:p>
      <text:p text:style-name="P21"><text:span text:style-name="T22"/></text:p>
      <text:p text:style-name="P21"><text:span text:style-name="T22"/></text:p>
      <text:p text:style-name="P21"><text:span text:style-name="T22"/></text:p>
      <text:p text:style-name="P21"><text:span text:style-name="T22"/></text:p>
      <text:p text:style-name="P21"><text:span text:style-name="T22"/></text:p>
      <text:p text:style-name="P21"><text:soft-page-break/><text:span text:style-name="T22"/></text:p>
      <text:p text:style-name="P20"><text:span text:style-name="T22">Tarjeta Pasajero:</text:span></text:p>
      <text:p text:style-name="P20"><text:span text:style-name="T22">El pasajero que desea tomar un taxi, para solicitar el</text:span></text:p>
      <text:p text:style-name="P20"><text:span text:style-name="T22">vehículo, debe descargar la aplicación y luego</text:span></text:p>
      <text:p text:style-name="P20"><text:span text:style-name="T22">registrar sus datos, una vez registrados los datos, la</text:span></text:p>
      <text:p text:style-name="P20"><text:span text:style-name="T22">aplicación le asigna un identificador. Se le solicita al</text:span></text:p>
      <text:p text:style-name="P20"><text:span text:style-name="T22">pasajero un medio de pago. Una vez realizado el</text:span></text:p>
      <text:p text:style-name="P20"><text:span text:style-name="T22">registro, el pasajero indica el destino, al indicar el</text:span></text:p>
      <text:p text:style-name="P20"><text:span text:style-name="T22">destino, se muestran los cinco vehículos más</text:span></text:p>
      <text:p text:style-name="P20"><text:span text:style-name="T22">cercanos, el pasajero selecciona el vehículo que</text:span></text:p>
      <text:p text:style-name="P20"><text:span text:style-name="T22">desea, y confirma el viaje. Luego de confirmar el</text:span></text:p>
      <text:p text:style-name="P20"><text:span text:style-name="T22">viaje, se mostrará en pantalla los datos del chofer, y</text:span></text:p>
      <text:p text:style-name="P20"><text:span text:style-name="T22">del vehículo junto al monto final del viaje y la</text:span></text:p>
      <text:p text:style-name="P20"><text:span text:style-name="T22">geolocalización del vehículo.</text:span></text:p>
      <text:p text:style-name="P20"><text:span text:style-name="T22">Prueba de aceptación de usuario-&amp;gt; El pasajero, ve la</text:span></text:p>
      <text:p text:style-name="P20"><text:span text:style-name="T22">marca y patente del vehículo, lo compara con los</text:span></text:p>
      <text:p text:style-name="P20"><text:span text:style-name="T22">datos en la aplicación, y si los datos coinciden,</text:span></text:p>
      <text:p text:style-name="P20"><text:span text:style-name="T22">acepta el viaje.</text:span></text:p>
      <text:p text:style-name="P20"><text:span text:style-name="T22"/></text:p>
      <text:p text:style-name="P20"><text:span text:style-name="T22"/></text:p>
      <text:p text:style-name="P20"><text:span text:style-name="T22"/></text:p>
      <text:p text:style-name="P20"><text:span text:style-name="T22"/></text:p>
      <text:p text:style-name="P20"><text:span text:style-name="T22"/></text:p>
      <text:p text:style-name="P20"><text:span text:style-name="T22">Tarjeta Central-&amp;gt;</text:span></text:p>
      <text:p text:style-name="P20"><text:span text:style-name="T22">La aplicación solicita los datos del chofer y los datos</text:span></text:p>
      <text:p text:style-name="P20"><text:span text:style-name="T22">del vehículo con el fin de guardarlos en la base de</text:span></text:p>
      <text:p text:style-name="P20"><text:span text:style-name="T22">datos, luego de validar la documentación. Una vez</text:span></text:p>
      <text:p text:style-name="P20"><text:span text:style-name="T22">creada la cuenta, se genera un id.</text:span></text:p>
      <text:p text:style-name="P20"><text:span text:style-name="T22">Se mostrarán en pantalla, los vehículos disponibles</text:span></text:p>
      <text:p text:style-name="P20"><text:span text:style-name="T22">en verde, los vehículos ocupados en amarillo y los</text:span></text:p>
      <text:p text:style-name="P20"><text:span text:style-name="T22">que no están en funcionamiento, en rojo.</text:span></text:p>
      <text:p text:style-name="P20"><text:span text:style-name="T22">Se tomarán los datos del pasajero, id, nombre</text:span></text:p>
      <text:p text:style-name="P20"><text:span text:style-name="T22">apellido y ubicación, con el fin de enviarle los datos</text:span></text:p>
      <text:p text:style-name="P20"><text:span text:style-name="T22">correspondientes de las unidades más cercanas a su</text:span></text:p>
      <text:p text:style-name="P20"><text:span text:style-name="T22">domicilio. Se almacenará en la base de datos el</text:span></text:p>
      <text:p text:style-name="P20"><text:span text:style-name="T22">monto y la forma de pago del pasajero.</text:span></text:p>
      <text:p text:style-name="P20"><text:span text:style-name="T22"/></text:p>
      <text:p text:style-name="P20"><text:span text:style-name="T22">Prueba de aceptación de la central-&amp;gt;</text:span></text:p>
      <text:p text:style-name="P20"><text:soft-page-break/><text:span text:style-name="T22">La central comprueba la verificación del destino,</text:span></text:p>
      <text:p text:style-name="P20"><text:span text:style-name="T22">si el destino existe el programa prosigue, si no,</text:span></text:p>
      <text:p text:style-name="P20"><text:span text:style-name="T22">genera un error, informa y vuelve a solicitar el</text:span></text:p>
      <text:p text:style-name="P20"><text:span text:style-name="T22">destino al usuario.</text:span></text:p>
      <text:p text:style-name="P20"><text:span text:style-name="T22"/></text:p>
      <text:p text:style-name="P20"><text:span text:style-name="T22"/></text:p>
      <text:p text:style-name="P20"><text:span text:style-name="T22"/></text:p>
      <text:p text:style-name="P20"><text:span text:style-name="T22"/></text:p>
      <text:p text:style-name="P20"><text:span text:style-name="T22"/></text:p>
      <text:p text:style-name="P20"><text:span text:style-name="T22">Tarjeta chofer -&amp;gt;</text:span></text:p>
      <text:p text:style-name="P20"><text:span text:style-name="T22">El chofer descarga la aplicación, envía sus datos</text:span></text:p>
      <text:p text:style-name="P20"><text:span text:style-name="T22">mediante un formulario, envía los datos del</text:span></text:p>
      <text:p text:style-name="P20"><text:span text:style-name="T22">vehículo, espera 24 horas a que se valide su cuenta.</text:span></text:p>
      <text:p text:style-name="P20"><text:span text:style-name="T22">Una vez validad la cuenta recibe un mensaje que le</text:span></text:p>
      <text:p text:style-name="P20"><text:span text:style-name="T22">indica que puede comenzar a trabajar, si la</text:span></text:p>
      <text:p text:style-name="P20"><text:span text:style-name="T22">documentación es correcta. Una vez dado de alta,</text:span></text:p>
      <text:p text:style-name="P20"><text:span text:style-name="T22">se le asignará un ID, el cual será mostrado al</text:span></text:p>
      <text:p text:style-name="P20"><text:span text:style-name="T22">pasajero con sus datos y los datos del vehículo.</text:span></text:p>
      <text:p text:style-name="P20"><text:span text:style-name="T22">El chofer activa la aplicación, queda listo para</text:span></text:p>
      <text:p text:style-name="P20"><text:span text:style-name="T22">operar, toma el viaje, cuando finaliza mediante un</text:span></text:p>
      <text:p text:style-name="P20"><text:span text:style-name="T22">botón le envía a la central que el viaje finalizó,</text:span></text:p>
      <text:p text:style-name="P20"><text:span text:style-name="T22">repite la operación hasta que desea terminar el día,</text:span></text:p>
      <text:p text:style-name="P20"><text:span text:style-name="T22">y apaga la aplicación.</text:span></text:p>
      <text:p text:style-name="P20"><text:span text:style-name="T22">Prueba de aceptación del chofer -&amp;gt;</text:span></text:p>
      <text:p text:style-name="P20"><text:span text:style-name="T22">Una vez que el chofer envía los datos, espera 24</text:span></text:p>
      <text:p text:style-name="P20"><text:span text:style-name="T22">horas hasta que los datos de mismo y del vehículo</text:span></text:p>
      <text:p text:style-name="P20"><text:span text:style-name="T22">sean comprobados. Una vez que recibe el ‘ok’ por</text:span></text:p>
      <text:p text:style-name="P20"><text:span text:style-name="T22">parte de la empresa, el chofer empieza a trabaj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7T18:06:41.657953167</meta:creation-date>
    <meta:generator>LibreOffice/6.0.7.3$Linux_X86_64 LibreOffice_project/00m0$Build-3</meta:generator>
    <dc:date>2020-05-04T13:36:04.248657781</dc:date>
    <meta:editing-duration>PT8M27S</meta:editing-duration>
    <meta:editing-cycles>2</meta:editing-cycles>
    <meta:document-statistic meta:table-count="0" meta:image-count="0" meta:object-count="0" meta:page-count="6" meta:paragraph-count="146" meta:word-count="1389" meta:character-count="8074" meta:non-whitespace-character-count="6824"/>
  </office:meta>
</office:document-meta>
</file>